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svg:stroke-color="#000000" draw:fill-color="#3faf46" draw:textarea-horizontal-align="justify" draw:textarea-vertical-align="middle" draw:auto-grow-height="false" fo:min-height="0.677cm" fo:min-width="1.957cm" loext:decorative="false"/>
      <style:paragraph-properties style:writing-mode="lr-tb"/>
    </style:style>
    <style:style style:name="gr4" style:family="graphic" style:parent-style-name="standard">
      <style:graphic-properties svg:stroke-color="#000000" draw:fill-color="#3faf46" draw:textarea-horizontal-align="justify" draw:textarea-vertical-align="middle" draw:auto-grow-height="false" fo:min-height="0.678cm" fo:min-width="1.957cm" loext:decorative="false"/>
      <style:paragraph-properties style:writing-mode="lr-tb"/>
    </style:style>
    <style:style style:name="gr5" style:family="graphic" style:parent-style-name="standard">
      <style:graphic-properties svg:stroke-color="#000000" draw:fill-color="#afd095" draw:textarea-horizontal-align="justify" draw:textarea-vertical-align="middle" draw:auto-grow-height="false" fo:min-height="0.679cm" fo:min-width="1.957cm" loext:decorative="false"/>
      <style:paragraph-properties style:writing-mode="lr-tb"/>
    </style:style>
    <style:style style:name="gr6" style:family="graphic" style:parent-style-name="standard">
      <style:graphic-properties svg:stroke-color="#000000" draw:fill-color="#168253" draw:textarea-horizontal-align="justify" draw:textarea-vertical-align="middle" draw:auto-grow-height="false" fo:min-height="0.679cm" fo:min-width="1.957cm" loext:decorative="false"/>
      <style:paragraph-properties style:writing-mode="lr-tb"/>
    </style:style>
    <style:style style:name="gr7" style:family="graphic" style:parent-style-name="standard">
      <style:graphic-properties svg:stroke-color="#000000" draw:fill-color="#168253" draw:textarea-horizontal-align="justify" draw:textarea-vertical-align="middle" draw:auto-grow-height="false" fo:min-height="0.678cm" fo:min-width="1.957cm" loext:decorative="false"/>
      <style:paragraph-properties style:writing-mode="lr-tb"/>
    </style:style>
    <style:style style:name="gr8" style:family="graphic" style:parent-style-name="standard">
      <style:graphic-properties svg:stroke-color="#000000" draw:textarea-horizontal-align="justify" draw:textarea-vertical-align="middle" draw:auto-grow-height="false" fo:min-height="0.678cm" fo:min-width="1.957cm" loext:decorative="false"/>
      <style:paragraph-properties style:writing-mode="lr-tb"/>
    </style:style>
    <style:style style:name="gr9" style:family="graphic" style:parent-style-name="standard">
      <style:graphic-properties svg:stroke-color="#000000" draw:textarea-horizontal-align="justify" draw:textarea-vertical-align="middle" draw:auto-grow-height="false" fo:min-height="0.679cm" fo:min-width="1.957cm" loext:decorative="false"/>
      <style:paragraph-properties style:writing-mode="lr-tb"/>
    </style:style>
    <style:style style:name="gr10" style:family="graphic" style:parent-style-name="standard">
      <style:graphic-properties svg:stroke-color="#000000" draw:textarea-horizontal-align="justify" draw:textarea-vertical-align="middle" draw:auto-grow-height="false" fo:min-height="0.677cm" fo:min-width="1.957cm" loext:decorative="false"/>
      <style:paragraph-properties style:writing-mode="lr-tb"/>
    </style:style>
    <style:style style:name="gr11" style:family="graphic" style:parent-style-name="standard">
      <style:graphic-properties svg:stroke-color="#000000" draw:fill-color="#3faf46" draw:textarea-horizontal-align="justify" draw:textarea-vertical-align="middle" draw:auto-grow-height="false" fo:min-height="0.68cm" fo:min-width="1.957cm" loext:decorative="false"/>
      <style:paragraph-properties style:writing-mode="lr-tb"/>
    </style:style>
    <style:style style:name="gr12" style:family="graphic" style:parent-style-name="standard">
      <style:graphic-properties svg:stroke-color="#000000" draw:fill-color="#afd095" draw:textarea-horizontal-align="justify" draw:textarea-vertical-align="middle" draw:auto-grow-height="false" fo:min-height="0.677cm" fo:min-width="1.957cm" loext:decorative="false"/>
      <style:paragraph-properties style:writing-mode="lr-tb"/>
    </style:style>
    <style:style style:name="gr13" style:family="graphic" style:parent-style-name="standard">
      <style:graphic-properties draw:fill-color="#ff8000" draw:textarea-horizontal-align="justify" draw:textarea-vertical-align="middle" draw:auto-grow-height="false" fo:min-height="0.589cm" fo:min-width="0cm" loext:decorative="false"/>
    </style:style>
    <style:style style:name="gr14" style:family="graphic" style:parent-style-name="standard">
      <style:graphic-properties draw:fill="none" draw:textarea-vertical-align="middle" draw:auto-grow-height="false" fo:min-height="3.197cm" fo:min-width="0cm" fo:wrap-option="wrap" loext:decorative="false"/>
    </style:style>
    <style:style style:name="gr15" style:family="graphic" style:parent-style-name="standard">
      <style:graphic-properties svg:stroke-color="#000000" draw:fill-color="#b2b2b2" draw:textarea-horizontal-align="justify" draw:textarea-vertical-align="middle" draw:auto-grow-height="false" fo:min-height="0.677cm" fo:min-width="1.957cm" loext:decorative="false"/>
      <style:paragraph-properties style:writing-mode="lr-tb"/>
    </style:style>
    <style:style style:name="gr16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0.545cm" loext:decorative="false"/>
      <style:paragraph-properties style:writing-mode="lr-tb"/>
    </style:style>
    <style:style style:name="gr18" style:family="graphic" style:parent-style-name="standard">
      <style:graphic-properties svg:stroke-color="#3faf46" draw:fill="none" draw:textarea-vertical-align="middle" draw:auto-grow-height="false" fo:min-height="2.319cm" fo:min-width="0cm" fo:wrap-option="wrap" loext:decorative="fals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0.907cm" loext:decorative="false"/>
      <style:paragraph-properties style:writing-mode="lr-tb"/>
    </style:style>
    <style:style style:name="gr20" style:family="graphic" style:parent-style-name="standard">
      <style:graphic-properties svg:stroke-color="#3faf46" draw:fill="none" draw:textarea-vertical-align="middle" draw:auto-grow-height="false" fo:min-height="2.381cm" fo:min-width="0cm" fo:wrap-option="wrap" loext:decorative="fals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text-properties fo:language="zxx" fo:country="none" style:language-asian="zxx" style:country-asian="none" style:language-complex="zxx" style:country-complex="none"/>
    </style:style>
    <style:style style:name="P2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3" style:family="paragraph"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" style:family="paragraph">
      <loext:graphic-properties draw:fill-color="#3faf46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5" style:family="paragraph">
      <loext:graphic-properties draw:fill-color="#afd095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6" style:family="paragraph">
      <loext:graphic-properties draw:fill-color="#168253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7" style:family="paragraph">
      <style:paragraph-properties fo:text-align="center"/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8" style:family="paragraph">
      <loext:graphic-properties draw:fill-color="#3faf46"/>
      <style:paragraph-properties fo:text-align="center"/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9" style:family="paragraph">
      <loext:graphic-properties draw:fill-color="#afd095"/>
      <style:paragraph-properties fo:text-align="center"/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10" style:family="paragraph">
      <loext:graphic-properties draw:fill-color="#ff8000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1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2" style:family="paragraph">
      <loext:graphic-properties draw:fill-color="#b2b2b2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3" style:family="paragraph">
      <style:paragraph-properties fo:text-align="center"/>
      <style:text-properties fo:color="#000000" loext:opacity="100%" style:font-name="DejaVu Sans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14" style:family="paragraph">
      <loext:graphic-properties draw:fill="none" draw:fill-color="#ffffff"/>
      <style:paragraph-properties fo:text-align="center"/>
      <style:text-properties fo:color="#000000" loext:opacity="100%" style:font-name="DejaVu Sans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15" style:family="paragraph">
      <style:paragraph-properties fo:text-align="center"/>
      <style:text-properties fo:font-size="14pt"/>
    </style:style>
    <style:style style:name="P16" style:family="paragraph">
      <loext:graphic-properties draw:fill="none" draw:fill-color="#ffffff"/>
      <style:paragraph-properties fo:text-align="center"/>
      <style:text-properties fo:font-size="14pt"/>
    </style:style>
    <style:style style:name="P17" style:family="paragraph">
      <style:paragraph-properties fo:margin-left="0cm" fo:margin-right="0cm" fo:text-align="center" fo:text-indent="0cm"/>
      <style:text-properties style:font-name="Liberation Sans" fo:font-size="14pt" style:letter-kerning="true" style:font-name-asian="Source Han Sans CN" style:font-size-asian="18pt" style:font-name-complex="Droid Sans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000000" loext:opacity="100%" style:font-name="DejaVu Sans" fo:font-size="13pt" fo:font-weight="normal" style:font-size-asian="13pt" style:font-weight-asian="normal" style:font-size-complex="1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g draw:style-name="gr2">
          <draw:custom-shape draw:style-name="gr3" draw:text-style-name="P4" draw:layer="layout" svg:width="2.457cm" svg:height="0.927cm" svg:x="12.53cm" svg:y="7.795cm">
            <text:p text:style-name="P3"><text:span text:style-name="T1">po</text:span><text:span text:style-name="T1">pr</text:span><text:span text:style-name="T1">ze</text:span><text:span text:style-name="T1">dn</text:span><text:span text:style-name="T1">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2.457cm" svg:height="0.928cm" svg:x="12.53cm" svg:y="5.938cm">
            <text:p text:style-name="P3"><text:span text:style-name="T2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2.457cm" svg:height="0.929cm" svg:x="12.53cm" svg:y="10.583cm">
            <text:p text:style-name="P3"><text:span text:style-name="T1">poprzedn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2.457cm" svg:height="0.929cm" svg:x="12.53cm" svg:y="8.724cm">
            <text:p text:style-name="P3"><text:span text:style-name="T2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2.457cm" svg:height="0.929cm" svg:x="12.53cm" svg:y="13.369cm">
            <text:p text:style-name="P3"><text:span text:style-name="T1">poprzedn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yout" svg:width="2.457cm" svg:height="0.928cm" svg:x="12.53cm" svg:y="11.512cm">
            <text:p text:style-name="P3"><text:span text:style-name="T2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7" draw:layer="layout" svg:width="2.457cm" svg:height="0.928cm" svg:x="12.53cm" svg:y="5.007cm">
            <text:p text:style-name="P7"><text:span text:style-name="T1">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3" draw:layer="layout" svg:width="2.457cm" svg:height="0.929cm" svg:x="12.53cm" svg:y="4.08cm">
            <text:p text:style-name="P3"><text:span text:style-name="T1">arg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" draw:layer="layout" svg:width="2.457cm" svg:height="0.927cm" svg:x="12.53cm" svg:y="3.153cm">
            <text:p text:style-name="P3"><text:span text:style-name="T1">argv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" draw:layer="layout" svg:width="2.457cm" svg:height="0.927cm" svg:x="12.53cm" svg:y="2.218cm">
            <text:p text:style-name="P3"><text:span text:style-name="T2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8" draw:layer="layout" svg:width="2.457cm" svg:height="0.93cm" svg:x="12.53cm" svg:y="6.869cm">
            <text:p text:style-name="P7"><text:span text:style-name="T1">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9" draw:layer="layout" svg:width="2.457cm" svg:height="0.927cm" svg:x="12.53cm" svg:y="9.656cm">
            <text:p text:style-name="P7"><text:span text:style-name="T1">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2.457cm" svg:height="0.929cm" svg:x="12.53cm" svg:y="12.445cm">
            <text:p text:style-name="P3"><text:span text:style-name="T1">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0" draw:layer="layout" svg:width="0.487cm" svg:height="0.958cm" svg:x="13.49cm" svg:y="14.497cm">
            <text:p/>
  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4" draw:text-style-name="P11" draw:layer="layout" svg:width="0.222cm" svg:height="3.635cm" svg:x="15.172cm" svg:y="2.311cm">
            <text:p/>
            <draw:enhanced-geometry svg:viewBox="0 0 21600 21600" draw:glue-points="0 0 0 21600 21600 10800" draw:text-areas="0 ?f9 7800 ?f10" draw:mirror-horizontal="false" draw:mirror-vertical="false" draw:type="right-brace" draw:modifiers="1800 10616.4079822616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15" draw:text-style-name="P12" draw:layer="layout" svg:width="2.457cm" svg:height="0.927cm" svg:x="12.53cm" svg:y="1.298cm">
            <text:p text:style-name="P3"><text:span text:style-name="T2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6" draw:text-style-name="P11" draw:layer="layout" svg:x1="12.528cm" svg:y1="1.215cm" svg:x2="12.528cm" svg:y2="15.615cm">
            <text:p/>
          </draw:line>
          <draw:line draw:style-name="gr16" draw:text-style-name="P11" draw:layer="layout" svg:x1="14.985cm" svg:y1="1.222cm" svg:x2="14.985cm" svg:y2="15.622cm">
            <text:p/>
          </draw:line>
          <draw:frame draw:style-name="gr17" draw:text-style-name="P14" draw:layer="layout" svg:width="1.879cm" svg:height="0.795cm" draw:transform="rotate (1.5707963267949) translate (15.253cm 5.02cm)">
            <draw:text-box>
              <text:p text:style-name="P13"><text:span text:style-name="T3">main</text:span></text:p>
            </draw:text-box>
          </draw:frame>
          <draw:custom-shape draw:style-name="gr18" draw:text-style-name="P11" draw:layer="layout" svg:width="0.148cm" svg:height="2.709cm" svg:x="15.209cm" svg:y="5.958cm">
            <text:p/>
            <draw:enhanced-geometry svg:viewBox="0 0 21600 21600" draw:glue-points="0 0 0 21600 21600 10800" draw:text-areas="0 ?f9 7800 ?f10" draw:mirror-horizontal="false" draw:mirror-vertical="false" draw:type="right-brace" draw:modifiers="1800 10616.4079822616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19" draw:text-style-name="P14" draw:layer="layout" svg:width="2.95cm" svg:height="1.157cm" draw:transform="rotate (1.5707963267949) translate (15.253cm 8.667cm)">
            <draw:text-box>
              <text:p text:style-name="P13"><text:span text:style-name="T3">silnia(3)</text:span></text:p>
            </draw:text-box>
          </draw:frame>
          <draw:custom-shape draw:style-name="gr20" draw:text-style-name="P11" draw:layer="layout" svg:width="0.222cm" svg:height="2.775cm" svg:x="15.172cm" svg:y="8.706cm">
            <text:p/>
            <draw:enhanced-geometry svg:viewBox="0 0 21600 21600" draw:glue-points="0 0 0 21600 21600 10800" draw:text-areas="0 ?f9 7800 ?f10" draw:mirror-horizontal="false" draw:mirror-vertical="false" draw:type="right-brace" draw:modifiers="1800 10616.4079822616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19" draw:text-style-name="P14" draw:layer="layout" svg:width="2.951cm" svg:height="1.157cm" draw:transform="rotate (1.5707963267949) translate (15.253cm 11.477cm)">
            <draw:text-box>
              <text:p text:style-name="P13"><text:span text:style-name="T3">silnia(2)</text:span></text:p>
            </draw:text-box>
          </draw:frame>
          <draw:custom-shape draw:style-name="gr20" draw:text-style-name="P11" draw:layer="layout" svg:width="0.222cm" svg:height="2.775cm" svg:x="15.172cm" svg:y="11.519cm">
            <text:p/>
            <draw:enhanced-geometry svg:viewBox="0 0 21600 21600" draw:glue-points="0 0 0 21600 21600 10800" draw:text-areas="0 ?f9 7800 ?f10" draw:mirror-horizontal="false" draw:mirror-vertical="false" draw:type="right-brace" draw:modifiers="1800 10616.4079822616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19" draw:text-style-name="P14" draw:layer="layout" svg:width="2.951cm" svg:height="1.157cm" draw:transform="rotate (1.5707963267949) translate (15.253cm 14.428cm)">
            <draw:text-box>
              <text:p text:style-name="P13"><text:span text:style-name="T3">silnia(1)</text:span></text:p>
            </draw:text-box>
          </draw:frame>
        </draw:g>
        <draw:g draw:style-name="gr2">
          <draw:custom-shape draw:style-name="gr8" draw:text-style-name="P7" draw:layer="layout" svg:width="2.457cm" svg:height="0.928cm" svg:x="0.493cm" svg:y="5.008cm">
            <text:p text:style-name="P7"><text:span text:style-name="T1">k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3" draw:layer="layout" svg:width="2.457cm" svg:height="0.929cm" svg:x="0.493cm" svg:y="4.081cm">
            <text:p text:style-name="P3"><text:span text:style-name="T1">argc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3" draw:layer="layout" svg:width="2.457cm" svg:height="0.927cm" svg:x="0.493cm" svg:y="3.154cm">
            <text:p text:style-name="P3"><text:span text:style-name="T1">argv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3" draw:layer="layout" svg:width="2.457cm" svg:height="0.927cm" svg:x="0.493cm" svg:y="2.219cm">
            <text:p text:style-name="P3"><text:span text:style-name="T2">...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0.487cm" svg:height="0.958cm" svg:x="1.453cm" svg:y="6.298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4" draw:text-style-name="P11" draw:layer="layout" svg:width="0.222cm" svg:height="3.635cm" svg:x="3.135cm" svg:y="2.312cm">
            <text:p/>
            <draw:enhanced-geometry svg:viewBox="0 0 21600 21600" draw:glue-points="0 0 0 21600 21600 10800" draw:text-areas="0 ?f9 7800 ?f10" draw:type="right-brace" draw:modifiers="1800 10616.4079822616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15" draw:text-style-name="P12" draw:layer="layout" svg:width="2.457cm" svg:height="0.927cm" svg:x="0.493cm" svg:y="1.299cm">
            <text:p text:style-name="P3"><text:span text:style-name="T2">...</text:span></text:p>
            <draw:enhanced-geometry svg:viewBox="0 0 21600 21600" draw:type="rectangle" draw:enhanced-path="M 0 0 L 21600 0 21600 21600 0 21600 0 0 Z N"/>
          </draw:custom-shape>
          <draw:line draw:style-name="gr16" draw:text-style-name="P11" draw:layer="layout" svg:x1="0.491cm" svg:y1="1.216cm" svg:x2="0.491cm" svg:y2="15.616cm">
            <text:p/>
          </draw:line>
          <draw:line draw:style-name="gr16" draw:text-style-name="P11" draw:layer="layout" svg:x1="2.948cm" svg:y1="1.223cm" svg:x2="2.948cm" svg:y2="15.623cm">
            <text:p/>
          </draw:line>
          <draw:frame draw:style-name="gr17" draw:text-style-name="P14" draw:layer="layout" svg:width="1.879cm" svg:height="0.795cm" draw:transform="rotate (1.5707963267949) translate (3.216cm 5.021cm)">
            <draw:text-box>
              <text:p text:style-name="P13"><text:span text:style-name="T3">main</text:span></text:p>
            </draw:text-box>
          </draw:frame>
        </draw:g>
        <draw:g draw:style-name="gr2">
          <draw:custom-shape draw:style-name="gr3" draw:text-style-name="P4" draw:layer="layout" svg:width="2.457cm" svg:height="0.927cm" svg:x="4.772cm" svg:y="7.797cm">
            <text:p text:style-name="P3"><text:span text:style-name="T1">poprzedn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2.457cm" svg:height="0.928cm" svg:x="4.772cm" svg:y="5.94cm">
            <text:p text:style-name="P3"><text:span text:style-name="T2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7" draw:layer="layout" svg:width="2.457cm" svg:height="0.928cm" svg:x="4.772cm" svg:y="5.009cm">
            <text:p text:style-name="P7"><text:span text:style-name="T1">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3" draw:layer="layout" svg:width="2.457cm" svg:height="0.929cm" svg:x="4.772cm" svg:y="4.082cm">
            <text:p text:style-name="P3"><text:span text:style-name="T1">arg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" draw:layer="layout" svg:width="2.457cm" svg:height="0.927cm" svg:x="4.772cm" svg:y="3.155cm">
            <text:p text:style-name="P3"><text:span text:style-name="T1">argv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" draw:layer="layout" svg:width="2.457cm" svg:height="0.927cm" svg:x="4.772cm" svg:y="2.22cm">
            <text:p text:style-name="P3"><text:span text:style-name="T2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8" draw:layer="layout" svg:width="2.457cm" svg:height="0.93cm" svg:x="4.772cm" svg:y="6.871cm">
            <text:p text:style-name="P7"><text:span text:style-name="T1">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0" draw:layer="layout" svg:width="0.487cm" svg:height="0.958cm" svg:x="5.732cm" svg:y="9.099cm">
            <text:p/>
  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4" draw:text-style-name="P11" draw:layer="layout" svg:width="0.222cm" svg:height="3.635cm" svg:x="7.414cm" svg:y="2.313cm">
            <text:p/>
            <draw:enhanced-geometry svg:viewBox="0 0 21600 21600" draw:glue-points="0 0 0 21600 21600 10800" draw:text-areas="0 ?f9 7800 ?f10" draw:mirror-horizontal="false" draw:mirror-vertical="false" draw:type="right-brace" draw:modifiers="1800 10616.4079822616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15" draw:text-style-name="P12" draw:layer="layout" svg:width="2.457cm" svg:height="0.927cm" svg:x="4.772cm" svg:y="1.3cm">
            <text:p text:style-name="P3"><text:span text:style-name="T2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6" draw:text-style-name="P11" draw:layer="layout" svg:x1="4.77cm" svg:y1="1.217cm" svg:x2="4.77cm" svg:y2="15.617cm">
            <text:p/>
          </draw:line>
          <draw:line draw:style-name="gr16" draw:text-style-name="P11" draw:layer="layout" svg:x1="7.227cm" svg:y1="1.224cm" svg:x2="7.227cm" svg:y2="15.624cm">
            <text:p/>
          </draw:line>
          <draw:frame draw:style-name="gr17" draw:text-style-name="P14" draw:layer="layout" svg:width="1.879cm" svg:height="0.795cm" draw:transform="rotate (1.5707963267949) translate (7.495cm 5.022cm)">
            <draw:text-box>
              <text:p text:style-name="P13"><text:span text:style-name="T3">main</text:span></text:p>
            </draw:text-box>
          </draw:frame>
          <draw:custom-shape draw:style-name="gr18" draw:text-style-name="P11" draw:layer="layout" svg:width="0.148cm" svg:height="2.709cm" svg:x="7.451cm" svg:y="5.96cm">
            <text:p/>
            <draw:enhanced-geometry svg:viewBox="0 0 21600 21600" draw:glue-points="0 0 0 21600 21600 10800" draw:text-areas="0 ?f9 7800 ?f10" draw:mirror-horizontal="false" draw:mirror-vertical="false" draw:type="right-brace" draw:modifiers="1800 10616.4079822616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19" draw:text-style-name="P14" draw:layer="layout" svg:width="2.95cm" svg:height="1.157cm" draw:transform="rotate (1.5707963267949) translate (7.495cm 8.669cm)">
            <draw:text-box>
              <text:p text:style-name="P13"><text:span text:style-name="T3">silnia(</text:span><text:span text:style-name="T3">3)</text:span></text:p>
            </draw:text-box>
          </draw:frame>
        </draw:g>
        <draw:g draw:style-name="gr2">
          <draw:custom-shape draw:style-name="gr3" draw:text-style-name="P4" draw:layer="layout" svg:width="2.457cm" svg:height="0.927cm" svg:x="8.651cm" svg:y="7.798cm">
            <text:p text:style-name="P3"><text:span text:style-name="T1">poprzedn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2.457cm" svg:height="0.928cm" svg:x="8.651cm" svg:y="5.941cm">
            <text:p text:style-name="P3"><text:span text:style-name="T2">..</text:span><text:span text:style-name="T2">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2.457cm" svg:height="0.929cm" svg:x="8.651cm" svg:y="10.586cm">
            <text:p text:style-name="P3"><text:span text:style-name="T1">poprzedn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2.457cm" svg:height="0.929cm" svg:x="8.651cm" svg:y="8.727cm">
            <text:p text:style-name="P3"><text:span text:style-name="T2">..</text:span><text:span text:style-name="T2">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7" draw:layer="layout" svg:width="2.457cm" svg:height="0.928cm" svg:x="8.651cm" svg:y="5.01cm">
            <text:p text:style-name="P7"><text:span text:style-name="T1">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3" draw:layer="layout" svg:width="2.457cm" svg:height="0.929cm" svg:x="8.651cm" svg:y="4.083cm">
            <text:p text:style-name="P3"><text:span text:style-name="T1">ar</text:span><text:span text:style-name="T1">g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" draw:layer="layout" svg:width="2.457cm" svg:height="0.927cm" svg:x="8.651cm" svg:y="3.156cm">
            <text:p text:style-name="P3"><text:span text:style-name="T1">ar</text:span><text:span text:style-name="T1">gv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" draw:layer="layout" svg:width="2.457cm" svg:height="0.927cm" svg:x="8.651cm" svg:y="2.221cm">
            <text:p text:style-name="P3"><text:span text:style-name="T2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8" draw:layer="layout" svg:width="2.457cm" svg:height="0.93cm" svg:x="8.651cm" svg:y="6.872cm">
            <text:p text:style-name="P7"><text:span text:style-name="T1">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9" draw:layer="layout" svg:width="2.457cm" svg:height="0.927cm" svg:x="8.651cm" svg:y="9.659cm">
            <text:p text:style-name="P7"><text:span text:style-name="T1">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0" draw:layer="layout" svg:width="0.487cm" svg:height="0.958cm" svg:x="9.611cm" svg:y="11.9cm">
            <text:p/>
  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4" draw:text-style-name="P11" draw:layer="layout" svg:width="0.222cm" svg:height="3.635cm" svg:x="11.293cm" svg:y="2.314cm">
            <text:p/>
            <draw:enhanced-geometry svg:viewBox="0 0 21600 21600" draw:glue-points="0 0 0 21600 21600 10800" draw:text-areas="0 ?f9 7800 ?f10" draw:mirror-horizontal="false" draw:mirror-vertical="false" draw:type="right-brace" draw:modifiers="1800 10616.4079822616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15" draw:text-style-name="P12" draw:layer="layout" svg:width="2.457cm" svg:height="0.927cm" svg:x="8.651cm" svg:y="1.301cm">
            <text:p text:style-name="P3"><text:span text:style-name="T2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6" draw:text-style-name="P11" draw:layer="layout" svg:x1="8.649cm" svg:y1="1.218cm" svg:x2="8.649cm" svg:y2="15.618cm">
            <text:p/>
          </draw:line>
          <draw:line draw:style-name="gr16" draw:text-style-name="P11" draw:layer="layout" svg:x1="11.106cm" svg:y1="1.225cm" svg:x2="11.106cm" svg:y2="15.625cm">
            <text:p/>
          </draw:line>
          <draw:frame draw:style-name="gr17" draw:text-style-name="P14" draw:layer="layout" svg:width="1.879cm" svg:height="0.795cm" draw:transform="rotate (1.5707963267949) translate (11.374cm 5.023cm)">
            <draw:text-box>
              <text:p text:style-name="P13"><text:span text:style-name="T3">main</text:span></text:p>
            </draw:text-box>
          </draw:frame>
          <draw:custom-shape draw:style-name="gr18" draw:text-style-name="P11" draw:layer="layout" svg:width="0.148cm" svg:height="2.709cm" svg:x="11.33cm" svg:y="5.961cm">
            <text:p/>
            <draw:enhanced-geometry svg:viewBox="0 0 21600 21600" draw:glue-points="0 0 0 21600 21600 10800" draw:text-areas="0 ?f9 7800 ?f10" draw:mirror-horizontal="false" draw:mirror-vertical="false" draw:type="right-brace" draw:modifiers="1800 10616.4079822616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19" draw:text-style-name="P14" draw:layer="layout" svg:width="2.95cm" svg:height="1.157cm" draw:transform="rotate (1.5707963267949) translate (11.374cm 8.67cm)">
            <draw:text-box>
              <text:p text:style-name="P13"><text:span text:style-name="T3">silnia(3)</text:span></text:p>
            </draw:text-box>
          </draw:frame>
          <draw:custom-shape draw:style-name="gr20" draw:text-style-name="P11" draw:layer="layout" svg:width="0.222cm" svg:height="2.775cm" svg:x="11.293cm" svg:y="8.709cm">
            <text:p/>
            <draw:enhanced-geometry svg:viewBox="0 0 21600 21600" draw:glue-points="0 0 0 21600 21600 10800" draw:text-areas="0 ?f9 7800 ?f10" draw:mirror-horizontal="false" draw:mirror-vertical="false" draw:type="right-brace" draw:modifiers="1800 10616.4079822616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19" draw:text-style-name="P14" draw:layer="layout" svg:width="2.951cm" svg:height="1.157cm" draw:transform="rotate (1.5707963267949) translate (11.374cm 11.48cm)">
            <draw:text-box>
              <text:p text:style-name="P13"><text:span text:style-name="T3">silnia(2)</text:span></text:p>
            </draw:text-box>
          </draw:frame>
        </draw:g>
        <draw:g draw:style-name="gr2">
          <draw:custom-shape draw:style-name="gr3" draw:text-style-name="P4" draw:layer="layout" svg:width="2.457cm" svg:height="0.927cm" svg:x="16.41cm" svg:y="7.799cm">
            <text:p text:style-name="P3"><text:span text:style-name="T1">poprzedn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2.457cm" svg:height="0.928cm" svg:x="16.41cm" svg:y="5.942cm">
            <text:p text:style-name="P3"><text:span text:style-name="T2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2.457cm" svg:height="0.929cm" svg:x="16.41cm" svg:y="10.587cm">
            <text:p text:style-name="P3"><text:span text:style-name="T1">poprzedn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5" draw:layer="layout" svg:width="2.457cm" svg:height="0.929cm" svg:x="16.41cm" svg:y="8.728cm">
            <text:p text:style-name="P3"><text:span text:style-name="T2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7" draw:layer="layout" svg:width="2.457cm" svg:height="0.928cm" svg:x="16.41cm" svg:y="5.011cm">
            <text:p text:style-name="P7"><text:span text:style-name="T1">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3" draw:layer="layout" svg:width="2.457cm" svg:height="0.929cm" svg:x="16.41cm" svg:y="4.084cm">
            <text:p text:style-name="P3"><text:span text:style-name="T1">ar</text:span><text:span text:style-name="T1">g</text:span><text:span text:style-name="T1">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" draw:layer="layout" svg:width="2.457cm" svg:height="0.927cm" svg:x="16.41cm" svg:y="3.157cm">
            <text:p text:style-name="P3"><text:span text:style-name="T1">argv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" draw:layer="layout" svg:width="2.457cm" svg:height="0.927cm" svg:x="16.41cm" svg:y="2.222cm">
            <text:p text:style-name="P3"><text:span text:style-name="T2">..</text:span><text:span text:style-name="T2">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8" draw:layer="layout" svg:width="2.457cm" svg:height="0.93cm" svg:x="16.41cm" svg:y="6.873cm">
            <text:p text:style-name="P7"><text:span text:style-name="T1">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9" draw:layer="layout" svg:width="2.457cm" svg:height="0.927cm" svg:x="16.41cm" svg:y="9.66cm">
            <text:p text:style-name="P7"><text:span text:style-name="T1">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0" draw:layer="layout" svg:width="0.487cm" svg:height="0.958cm" svg:x="17.37cm" svg:y="11.901cm">
            <text:p/>
  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4" draw:text-style-name="P11" draw:layer="layout" svg:width="0.222cm" svg:height="3.635cm" svg:x="19.052cm" svg:y="2.315cm">
            <text:p/>
            <draw:enhanced-geometry svg:viewBox="0 0 21600 21600" draw:glue-points="0 0 0 21600 21600 10800" draw:text-areas="0 ?f9 7800 ?f10" draw:mirror-horizontal="false" draw:mirror-vertical="false" draw:type="right-brace" draw:modifiers="1800 10616.4079822616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15" draw:text-style-name="P12" draw:layer="layout" svg:width="2.457cm" svg:height="0.927cm" svg:x="16.41cm" svg:y="1.302cm">
            <text:p text:style-name="P3"><text:span text:style-name="T2">..</text:span><text:span text:style-name="T2">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6" draw:text-style-name="P11" draw:layer="layout" svg:x1="16.408cm" svg:y1="1.219cm" svg:x2="16.408cm" svg:y2="15.619cm">
            <text:p/>
          </draw:line>
          <draw:line draw:style-name="gr16" draw:text-style-name="P11" draw:layer="layout" svg:x1="18.865cm" svg:y1="1.226cm" svg:x2="18.865cm" svg:y2="15.626cm">
            <text:p/>
          </draw:line>
          <draw:frame draw:style-name="gr17" draw:text-style-name="P14" draw:layer="layout" svg:width="1.879cm" svg:height="0.795cm" draw:transform="rotate (1.5707963267949) translate (19.133cm 5.024cm)">
            <draw:text-box>
              <text:p text:style-name="P13"><text:span text:style-name="T3">main</text:span></text:p>
            </draw:text-box>
          </draw:frame>
          <draw:custom-shape draw:style-name="gr18" draw:text-style-name="P11" draw:layer="layout" svg:width="0.148cm" svg:height="2.709cm" svg:x="19.089cm" svg:y="5.962cm">
            <text:p/>
            <draw:enhanced-geometry svg:viewBox="0 0 21600 21600" draw:glue-points="0 0 0 21600 21600 10800" draw:text-areas="0 ?f9 7800 ?f10" draw:mirror-horizontal="false" draw:mirror-vertical="false" draw:type="right-brace" draw:modifiers="1800 10616.4079822616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19" draw:text-style-name="P14" draw:layer="layout" svg:width="2.95cm" svg:height="1.157cm" draw:transform="rotate (1.5707963267949) translate (19.133cm 8.671cm)">
            <draw:text-box>
              <text:p text:style-name="P13"><text:span text:style-name="T3">silnia(3)</text:span></text:p>
            </draw:text-box>
          </draw:frame>
          <draw:custom-shape draw:style-name="gr20" draw:text-style-name="P11" draw:layer="layout" svg:width="0.222cm" svg:height="2.775cm" svg:x="19.052cm" svg:y="8.71cm">
            <text:p/>
            <draw:enhanced-geometry svg:viewBox="0 0 21600 21600" draw:glue-points="0 0 0 21600 21600 10800" draw:text-areas="0 ?f9 7800 ?f10" draw:mirror-horizontal="false" draw:mirror-vertical="false" draw:type="right-brace" draw:modifiers="1800 10616.4079822616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19" draw:text-style-name="P14" draw:layer="layout" svg:width="2.951cm" svg:height="1.157cm" draw:transform="rotate (1.5707963267949) translate (19.133cm 11.481cm)">
            <draw:text-box>
              <text:p text:style-name="P13"><text:span text:style-name="T3">silnia(2)</text:span></text:p>
            </draw:text-box>
          </draw:frame>
        </draw:g>
        <draw:g draw:style-name="gr2">
          <draw:custom-shape draw:style-name="gr3" draw:text-style-name="P4" draw:layer="layout" svg:width="2.457cm" svg:height="0.927cm" svg:x="20.289cm" svg:y="7.798cm">
            <text:p text:style-name="P3"><text:span text:style-name="T1">poprzedn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2.457cm" svg:height="0.928cm" svg:x="20.289cm" svg:y="5.941cm">
            <text:p text:style-name="P3"><text:span text:style-name="T2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7" draw:layer="layout" svg:width="2.457cm" svg:height="0.928cm" svg:x="20.289cm" svg:y="5.01cm">
            <text:p text:style-name="P7"><text:span text:style-name="T1">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3" draw:layer="layout" svg:width="2.457cm" svg:height="0.929cm" svg:x="20.289cm" svg:y="4.083cm">
            <text:p text:style-name="P3"><text:span text:style-name="T1">arg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" draw:layer="layout" svg:width="2.457cm" svg:height="0.927cm" svg:x="20.289cm" svg:y="3.156cm">
            <text:p text:style-name="P3"><text:span text:style-name="T1">argv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" draw:layer="layout" svg:width="2.457cm" svg:height="0.927cm" svg:x="20.289cm" svg:y="2.221cm">
            <text:p text:style-name="P3"><text:span text:style-name="T2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8" draw:layer="layout" svg:width="2.457cm" svg:height="0.93cm" svg:x="20.289cm" svg:y="6.872cm">
            <text:p text:style-name="P7"><text:span text:style-name="T1">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0" draw:layer="layout" svg:width="0.487cm" svg:height="0.958cm" svg:x="21.249cm" svg:y="9.1cm">
            <text:p/>
  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4" draw:text-style-name="P11" draw:layer="layout" svg:width="0.222cm" svg:height="3.635cm" svg:x="22.931cm" svg:y="2.314cm">
            <text:p/>
            <draw:enhanced-geometry svg:viewBox="0 0 21600 21600" draw:glue-points="0 0 0 21600 21600 10800" draw:text-areas="0 ?f9 7800 ?f10" draw:mirror-horizontal="false" draw:mirror-vertical="false" draw:type="right-brace" draw:modifiers="1800 10616.4079822616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15" draw:text-style-name="P12" draw:layer="layout" svg:width="2.457cm" svg:height="0.927cm" svg:x="20.289cm" svg:y="1.301cm">
            <text:p text:style-name="P3"><text:span text:style-name="T2">..</text:span><text:span text:style-name="T2">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6" draw:text-style-name="P11" draw:layer="layout" svg:x1="20.287cm" svg:y1="1.218cm" svg:x2="20.287cm" svg:y2="15.618cm">
            <text:p/>
          </draw:line>
          <draw:line draw:style-name="gr16" draw:text-style-name="P11" draw:layer="layout" svg:x1="22.744cm" svg:y1="1.225cm" svg:x2="22.744cm" svg:y2="15.625cm">
            <text:p/>
          </draw:line>
          <draw:frame draw:style-name="gr17" draw:text-style-name="P14" draw:layer="layout" svg:width="1.879cm" svg:height="0.795cm" draw:transform="rotate (1.5707963267949) translate (23.012cm 5.023cm)">
            <draw:text-box>
              <text:p text:style-name="P13"><text:span text:style-name="T3">main</text:span></text:p>
            </draw:text-box>
          </draw:frame>
          <draw:custom-shape draw:style-name="gr18" draw:text-style-name="P11" draw:layer="layout" svg:width="0.148cm" svg:height="2.709cm" svg:x="22.968cm" svg:y="5.961cm">
            <text:p/>
            <draw:enhanced-geometry svg:viewBox="0 0 21600 21600" draw:glue-points="0 0 0 21600 21600 10800" draw:text-areas="0 ?f9 7800 ?f10" draw:mirror-horizontal="false" draw:mirror-vertical="false" draw:type="right-brace" draw:modifiers="1800 10616.4079822616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19" draw:text-style-name="P14" draw:layer="layout" svg:width="2.95cm" svg:height="1.157cm" draw:transform="rotate (1.5707963267949) translate (23.012cm 8.67cm)">
            <draw:text-box>
              <text:p text:style-name="P13"><text:span text:style-name="T3">silnia(3)</text:span></text:p>
            </draw:text-box>
          </draw:frame>
        </draw:g>
        <draw:g draw:style-name="gr2">
          <draw:custom-shape draw:style-name="gr8" draw:text-style-name="P7" draw:layer="layout" svg:width="2.457cm" svg:height="0.928cm" svg:x="24.168cm" svg:y="5.009cm">
            <text:p text:style-name="P7"><text:span text:style-name="T1">k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3" draw:layer="layout" svg:width="2.457cm" svg:height="0.929cm" svg:x="24.168cm" svg:y="4.082cm">
            <text:p text:style-name="P3"><text:span text:style-name="T1">argc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3" draw:layer="layout" svg:width="2.457cm" svg:height="0.927cm" svg:x="24.168cm" svg:y="3.155cm">
            <text:p text:style-name="P3"><text:span text:style-name="T1">ar</text:span><text:span text:style-name="T1">gv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3" draw:layer="layout" svg:width="2.457cm" svg:height="0.927cm" svg:x="24.168cm" svg:y="2.22cm">
            <text:p text:style-name="P3"><text:span text:style-name="T2">...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0.487cm" svg:height="0.958cm" svg:x="25.128cm" svg:y="6.299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4" draw:text-style-name="P11" draw:layer="layout" svg:width="0.222cm" svg:height="3.635cm" svg:x="26.81cm" svg:y="2.313cm">
            <text:p/>
            <draw:enhanced-geometry svg:viewBox="0 0 21600 21600" draw:glue-points="0 0 0 21600 21600 10800" draw:text-areas="0 ?f9 7800 ?f10" draw:type="right-brace" draw:modifiers="1800 10616.4079822616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15" draw:text-style-name="P12" draw:layer="layout" svg:width="2.457cm" svg:height="0.927cm" svg:x="24.168cm" svg:y="1.3cm">
            <text:p text:style-name="P3"><text:span text:style-name="T2">...</text:span></text:p>
            <draw:enhanced-geometry svg:viewBox="0 0 21600 21600" draw:type="rectangle" draw:enhanced-path="M 0 0 L 21600 0 21600 21600 0 21600 0 0 Z N"/>
          </draw:custom-shape>
          <draw:line draw:style-name="gr16" draw:text-style-name="P11" draw:layer="layout" svg:x1="24.166cm" svg:y1="1.217cm" svg:x2="24.166cm" svg:y2="15.617cm">
            <text:p/>
          </draw:line>
          <draw:line draw:style-name="gr16" draw:text-style-name="P11" draw:layer="layout" svg:x1="26.623cm" svg:y1="1.224cm" svg:x2="26.623cm" svg:y2="15.624cm">
            <text:p/>
          </draw:line>
          <draw:frame draw:style-name="gr17" draw:text-style-name="P14" draw:layer="layout" svg:width="1.879cm" svg:height="0.795cm" draw:transform="rotate (1.5707963267949) translate (26.891cm 5.022cm)">
            <draw:text-box>
              <text:p text:style-name="P13"><text:span text:style-name="T3">main</text:span></text:p>
            </draw:text-box>
          </draw:frame>
        </draw:g>
        <draw:frame draw:style-name="gr21" draw:text-style-name="P16" draw:layer="layout" svg:width="2.4cm" svg:height="0.962cm" svg:x="0.51cm" svg:y="0.162cm">
          <draw:text-box>
            <text:p text:style-name="P15">(a)</text:p>
          </draw:text-box>
        </draw:frame>
        <draw:frame draw:style-name="gr21" draw:text-style-name="P16" draw:layer="layout" svg:width="2.4cm" svg:height="0.962cm" svg:x="4.77cm" svg:y="0.162cm">
          <draw:text-box>
            <text:p text:style-name="P17">(b)</text:p>
          </draw:text-box>
        </draw:frame>
        <draw:frame draw:style-name="gr21" draw:text-style-name="P16" draw:layer="layout" svg:width="2.4cm" svg:height="0.962cm" svg:x="8.649cm" svg:y="0.162cm">
          <draw:text-box>
            <text:p text:style-name="P17">(c)</text:p>
          </draw:text-box>
        </draw:frame>
        <draw:frame draw:style-name="gr21" draw:text-style-name="P16" draw:layer="layout" svg:width="2.4cm" svg:height="0.962cm" svg:x="12.528cm" svg:y="0.162cm">
          <draw:text-box>
            <text:p text:style-name="P17">(d)</text:p>
          </draw:text-box>
        </draw:frame>
        <draw:frame draw:style-name="gr21" draw:text-style-name="P16" draw:layer="layout" svg:width="2.4cm" svg:height="0.962cm" svg:x="16.408cm" svg:y="0.162cm">
          <draw:text-box>
            <text:p text:style-name="P17">(e)</text:p>
          </draw:text-box>
        </draw:frame>
        <draw:frame draw:style-name="gr21" draw:text-style-name="P16" draw:layer="layout" svg:width="2.4cm" svg:height="0.962cm" svg:x="20.282cm" svg:y="0.162cm">
          <draw:text-box>
            <text:p text:style-name="P17">(f)</text:p>
          </draw:text-box>
        </draw:frame>
        <draw:frame draw:style-name="gr21" draw:text-style-name="P16" draw:layer="layout" svg:width="2.4cm" svg:height="0.962cm" svg:x="24.156cm" svg:y="0.162cm">
          <draw:text-box>
            <text:p text:style-name="P17">(g)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" style:font-family-complex="'Droid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" style:font-family-complex="'Droid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" style:font-family-complex="'Droid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5T03:44:18.774402076</meta:creation-date>
    <dc:date>2024-11-10T00:08:49.323627464</dc:date>
    <meta:editing-duration>PT6H48M23S</meta:editing-duration>
    <meta:editing-cycles>10</meta:editing-cycles>
    <meta:generator>LibreOffice/24.2.6.2$Linux_X86_64 LibreOffice_project/420$Build-2</meta:generator>
    <meta:document-statistic meta:object-count="156"/>
  </office:meta>
</office:document-meta>
</file>